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text-properties style:font-name="Times New Roman" style:font-name-complex="Times New Roman"/>
    </style:style>
    <style:style style:name="P2" style:family="paragraph" style:parent-style-name="Standard" style:list-style-name="L5">
      <style:paragraph-properties fo:line-height="200%"/>
      <style:text-properties style:font-name="Times New Roman" style:font-name-complex="Times New Roman"/>
    </style:style>
    <style:style style:name="P3" style:family="paragraph" style:parent-style-name="Standard" style:list-style-name="L5">
      <style:paragraph-properties fo:line-height="200%"/>
      <style:text-properties style:font-name="Times New Roman" style:font-name-complex="Times New Roman"/>
    </style:style>
    <style:style style:name="P4" style:family="paragraph" style:parent-style-name="Standard">
      <style:paragraph-properties fo:line-height="200%"/>
      <style:text-properties style:font-name="Times New Roman" style:font-name-complex="Times New Roman"/>
    </style:style>
    <style:style style:name="P5" style:family="paragraph" style:parent-style-name="Standard">
      <style:text-properties style:font-name="Times New Roman" style:font-name-complex="Times New Roman"/>
    </style:style>
    <style:style style:name="P6" style:family="paragraph" style:parent-style-name="Standard" style:list-style-name="L5">
      <style:paragraph-properties fo:line-height="200%"/>
      <style:text-properties style:font-name="Times New Roman" fo:font-weight="bold" style:font-weight-asian="bold" style:font-name-complex="Times New Roman" style:font-weight-complex="bold"/>
    </style:style>
    <style:style style:name="P7" style:family="paragraph" style:parent-style-name="Standard" style:master-page-name="">
      <style:paragraph-properties fo:line-height="200%" style:page-number="auto"/>
      <style:text-properties style:font-name="Times New Roman" style:font-name-complex="Times New Roman"/>
    </style:style>
    <style:style style:name="P8" style:family="paragraph" style:parent-style-name="Heading_20_1">
      <style:paragraph-properties fo:line-height="200%"/>
      <style:text-properties style:font-name="Times New Roman" style:font-name-complex="Times New Roma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is-list-header="true">Chapter 1: Introduction</text:h>
      <text:p text:style-name="P1"><text:tab/>Physiographic regions are generalized as mountainous or upland based on three outstanding geoloigical characteristics: Steep slopes, orogenic bedrock and dramatic relief.[] In contrast to neighboring lowland or piedmont regions, upland regions demonstrate a different set of geological behaviors, across all scales of observation. Watersheds, in particular, makeup a large part of what defines an upland region. Consequently upland watersheds are decidedly unique, and directly as a result of their characteristics, sensitive.</text:p>
      <text:p text:style-name="P1"><text:tab/>Currently, urban and sub-urban development pervades upland regions at ever increasing rates and densities, worldwide.[] Specific findings on upland ecological systems and overall watershed health are emerging to show that developmental management practices that may be well suited for lowland regions are not effective, or perhaps more hurtful, in upland regions. It is the intent of this research to further contribute to this emerging understanding regarding upland ecology, geology and impact assessment. </text:p>
      <text:p text:style-name="P1"><text:tab/>The research and experiments presented in this thesis were further motivated from the realization that some best management practices (BMP) and other common engineering solutions to watershed management may be ornamental, if not poorly suited for an upland context.[] Specifically, we focused on the use of construction aggregate and other non-consolidated material used to thermally sink stormwater discharge at point sources. It is a common practice to fill an entrenchment intended for infiltration or local discharge with gravel, especially near waters that are sensitive to thermal charging.[] The gravel provides armament for the entrenchment and also is figured to thermally sink the effluent before being discharged. The discharge or surface flow interacts with the gravel in a complex and variant manner that would be difficult to measure or charcterize. However, an understanding as to how much heat a particular mass of aggregate could ideally sink and the rate at which the heat could be <text:soft-page-break/>transferred could potentially offer motivations for additional solutions of thermal mitigtion or at least offer insight into the current arrangements of entrenched gravel and stream bank stabilization techniques.</text:p>
      <text:p text:style-name="P1"/>
      <text:p text:style-name="P1">Upland Watershed Characteristics</text:p>
      <text:p text:style-name="P1"><text:tab/>Watersheds that drain upland regions are consistently dendric, high gradient waters, with most reaches of grade 2 or less, with some prominent drainages no higher than grade 3. The streambeds are composed of large grains and cobbles due to intermittently large flow volumes with very high flow energies, steep profiles and elevated rates of bank erosion. Due to characteristically thin soil horizons, infiltration in catchment areas is notoriously shallow, which limits the base flow causing many upper reaches to be highly intermittent, fast draining and excessively “flashy”. Upland waters are comparably cold, oxygen rich waters that foster a seperate ecology from lowland regions. Regional biota are, to <text:s/>some degree, acclimated to frequent changes in volume and sediment load, but remain highly suspecptable to large changes in water temperture. []</text:p>
      <text:p text:style-name="P1">Summary of Impacts</text:p>
      <text:p text:style-name="P1"><text:tab/>Urban and sub-urban development fundamentally impacts these waters through variances in surface and base flow volumes, extreme sediment loading and thermal charging, not to mention other types of explicit pollution. The shallow infilitration, small aquifer size and faster base flows that define upland hydrology are further exaserbated by urban water consumption. Urban surfaces such as rooftops, streets, sidewalks and parking lots further prevent infiltration and rapidly evacute stormwater into the nearest surface flow. Thermal charging occurs primarily as a result of point sources from either urban surfaces as stormwater discharge or from retention pond overflow. </text:p>
      <text:p text:style-name="P1">Kraut Creek Monitoring</text:p>
      <text:p text:style-name="P1"><text:soft-page-break/><text:tab/>Stream data is currently being collected the Appalachian State University Campus in and around Boone (aka Kraut) Creek. Boone creek is a grade 1 tributry of the New River, a national heritage river. It is typical of an upland creek, exhibiting frequent high energy flows, a large grain streambed, rapid draining of its catchment area and consequently susceptable to flash flows. As is common with upland watersheds, the Boone Creek area is subjected to seasonal orographic storms of near daily frequency during the spring and summer months. Thermal spikes in the creek flow on the order of 5-10 C have been measured during these warmer months, indicative of urban thermal charging. (Figure) </text:p>
      <text:p text:style-name="P1"/>
      <text:p text:style-name="P1">(retention pond....)</text:p>
      <text:p text:style-name="P1">These thermal spikes coincide with the onset of sudden afternoon storms that have the capacity for high precipitation rates. This is coupled with the intense heating of urban surfaces that often preceeds the afternoon storms. The stormwater pathway from urban surfaces into the surface flow offers virtually no deliberate mechanism for thermal buffering in the current infrastructure regime, and the high precipitation rate ensures that this thermal energy is efficiently evacuated from the surfaces. Additionally, preliminary data supports the hypothesis that shallow retention pond overflow provides a potent point source for themal charging. Not only is the retention pond caching solar energy more efficiently than an urban surface during the heating of the day, but it will also recieve the potentially hot flash flow from its own catchment.</text:p>
      <text:p text:style-name="P1"/>
      <text:p text:style-name="P1">Thermal Remediation Practices</text:p>
      <text:p text:style-name="P1"><text:tab/>Fundamentally, the ideal not just in terms of thermal remedition but also in watershed management in general, the goal is to minimize human imposed change. In the context of thermal remediation, the ideal solutions would involve shade, infiltration and riparian buffering. Realistically, <text:soft-page-break/>dense urban development sheds volumes of stormwater that is obviously proportional to the precipitation, and this is inevitably accumulated, collected and discharged, directly impcting the volume and rate of return in watershed surface and base flows. The infrastructure pathways that manage this discharge are typically point source outlets in the form of a pipe that releases the stormwater directly into a creek or retention pond. </text:p>
      <text:p text:style-name="P1">Thermally buffering this discharge presents a difficult engineering problem, especially in the situation of upland geography. In upland development real estate is available only at a premium due to the more severe topographical conditions that restrict how and where any sort of development may occur. Sufficiently large retention basins, infiltration zones and even shade are often not practical provisions that accompany dense urban or sub-urban development in any sort of region, let alone the space-confined upland regions. End-of-pipe and other confined space solutions offer some potential to buffer an initial thermal charge that may accompany a sudden stormwater flush. The quantity of aggregate is still significant, and any doctrine for effective thermal buffering would be centered around removing small amounts of heat energy in enumerable loctions with small aggregate masses, as opposed to a few large entrenchments with large masses of material. The material does not need to remove all heat energy, but collectively it should exhibit a reasonably large thermal conductivity and specific heat such that the spike of any thermal charge is “rounded over” with less severe thermal chraging as the objective. Optimizing the geometry of aggregate arrangement, type or size of aggregate cobble and maximizing the contact area with discharge flow would be paramount in implementing any sort of solution. </text:p>
      <text:p text:style-name="P1">Why use gravel or other loose construction aggregate?</text:p>
      <text:p text:style-name="P1">The focus on construction aggregate is one that stems primarily from a cost to benefit reality, availability and ease of implementation. It is the thought that while it may or may not be the optimal <text:soft-page-break/>material, it is what developers have easy access to, can afford to implement and stands little chance to further impact the watershed via leeching or other processes. The opportunity to invoke any sort of general appeal with regard to thermal sinking of stormwater discharge is most likely to be available with common near-zero cost materials that engineers and laborers can readily use with minimal planning and installation effort. </text:p>
      <text:p text:style-name="P1">Construction aggregate is typically available as a regional product. This causes the material of the aggregate to vary considerably which will effect heat capacities, exchage rates and to a lesser degree, flow capacity. Local quarries usually produce a range of cobble sizes, ranging from 3/8” to 4” in mean diameter, or more formally measured on site with a series of sieves to rate a particular sample with a fineness modulus. Geometry of the cobbles is always irregular, with some rock types yielding a flatter “chip” type of cobble, which stands to lower the packing fraction and interstitial space of the aggregate, at the same time increasing its bulk density. Ideally, the cobbles would have a packing fraction of 2/3 with a high specific heat capacity and thermal conductivity and smooth surfaces to minimize flow seperation. This ideal is manifested in the experimentation with 1” unplated steel balls. </text:p>
      <text:p text:style-name="P1"/>
      <text:p text:style-name="P7">Outline...</text:p>
      <text:list text:style-name="L5">
        <text:list-item>
          <text:p text:style-name="P2">Characterize upland watersheds, physical characteristics, biota, general overview.</text:p>
        </text:list-item>
        <text:list-item>
          <text:p text:style-name="P2">Motivation Section:</text:p>
          <text:list>
            <text:list-item>
              <text:p text:style-name="P2">Development pervades upland regions – at increasing rates, site[]</text:p>
            </text:list-item>
            <text:list-item>
              <text:p text:style-name="P2">Current development standards and methods do not adequately account for upland characteristics []</text:p>
            </text:list-item>
            <text:list-item>
              <text:p text:style-name="P2">Construction BMPs – give an example, possibly from the redbook? []</text:p>
            </text:list-item>
            <text:list-item>
              <text:p text:style-name="P2">Permanent installation codes and standards lack insight [GSDA presentation]</text:p>
            </text:list-item>
          </text:list>
        </text:list-item>
        <text:list-item>
          <text:p text:style-name="P6"><text:soft-page-break/>Specifics within motivation: Thermal charging</text:p>
          <text:list>
            <text:list-item>
              <text:p text:style-name="P2">General concerns regarding thermal charging [wisconsin site, kraut creek monitoring]</text:p>
            </text:list-item>
            <text:list-item>
              <text:p text:style-name="P2">Point source thermal charging, possible causes – urban surfaces, retention ponds [do we have a pond site?]</text:p>
            </text:list-item>
            <text:list-item>
              <text:p text:style-name="P2">Current provisions to buffer ambient and point source thermal charging – recommendations, BMPs, etc. []</text:p>
            </text:list-item>
            <text:list-item>
              <text:p text:style-name="P2">Using construction aggregate to buffer...</text:p>
              <text:list>
                <text:list-item>
                  <text:p text:style-name="P2">Why: using construction aggregate to thermally sink and buffer thermal loads</text:p>
                </text:list-item>
                <text:list-item>
                  <text:p text:style-name="P2">Anticipated applications, effects, costs, efficacy</text:p>
                </text:list-item>
                <text:list-item>
                  <text:p text:style-name="P2">Existing results: Aggregate characterization, thermal behavior, stability and variance</text:p>
                </text:list-item>
                <text:list-item>
                  <text:p text:style-name="P2">Base course materials study – thermal k values from aggregate used in tundra road beds</text:p>
                </text:list-item>
                <text:list-item>
                  <text:p text:style-name="P2">Find others []</text:p>
                </text:list-item>
              </text:list>
            </text:list-item>
          </text:list>
        </text:list-item>
      </text:lis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immyk</meta:initial-creator>
    <meta:creation-date>2008-09-26T06:03:00</meta:creation-date>
    <dc:date>2008-10-07T01:30:16</dc:date>
    <meta:editing-cycles>11</meta:editing-cycles>
    <meta:editing-duration>PT15H11M41S</meta:editing-duration>
    <meta:user-defined meta:name="Info 1"/>
    <meta:user-defined meta:name="Info 2"/>
    <meta:user-defined meta:name="Info 3"/>
    <meta:user-defined meta:name="Info 4"/>
    <meta:document-statistic meta:table-count="0" meta:image-count="0" meta:object-count="0" meta:page-count="6" meta:paragraph-count="35" meta:word-count="1533" meta:character-count="10296"/>
  </office:meta>
</office:document-meta>
</file>